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margin-left="0cm" fo:margin-right="0cm" fo:text-align="center" fo:text-indent="0cm"/>
      <style:text-properties style:text-underline-style="none"/>
    </style:style>
    <style:style style:name="P7" style:family="paragraph">
      <style:paragraph-properties fo:margin-left="0cm" fo:margin-right="0cm" fo:text-align="center" fo:text-indent="0cm"/>
      <style:text-properties style:text-underline-style="none" fo:font-weight="bold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8.415cm" svg:x="12cm" svg:y="4.81cm">
          <text:p text:style-name="P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8.415cm" svg:x="3.035cm" svg:y="4.81cm">
          <text:p text:style-name="P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.185cm" svg:height="4.667cm" svg:x="2.332cm" svg:y="13.845cm">
          <text:p text:style-name="P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1" draw:layer="layout" svg:width="5.846cm" svg:height="1.27cm" svg:x="3.452cm" svg:y="6.08cm">
          <text:p text:style-name="P2"><text:span text:style-name="T1">Load ini-fi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id="id2" draw:layer="layout" svg:width="5.846cm" svg:height="1.27cm" svg:x="3.452cm" svg:y="8.385cm">
          <text:p text:style-name="P2"><text:span text:style-name="T1">Load application</text:span></text:p>
          <text:p text:style-name="P2"><text:span text:style-name="T1">settings from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4" draw:layer="layout" svg:width="6.032cm" svg:height="3.175cm" svg:x="12.279cm" svg:y="9.899cm">
          <text:p text:style-name="P2"><text:span text:style-name="T2">Load global</text:span></text:p>
          <text:p text:style-name="P2"><text:span text:style-name="T2">plugin settings from ini</text:span></text:p>
          <text:p text:style-name="P2"><text:span text:style-name="T3"/></text:p>
          <text:p text:style-name="P2"><text:span text:style-name="T4">INIInterface::</text:span></text:p>
          <text:p text:style-name="P2"><text:span text:style-name="T4">load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6" draw:layer="layout" svg:width="6.015cm" svg:height="2.967cm" svg:x="12.257cm" svg:y="16.071cm">
          <text:p text:style-name="P2"><text:span text:style-name="T2">Load plugin</text:span></text:p>
          <text:p text:style-name="P2"><text:span text:style-name="T2">per object settings</text:span></text:p>
          <text:p text:style-name="P2"><text:span text:style-name="T3"/></text:p>
          <text:p text:style-name="P2"><text:span text:style-name="T3">INIInterface::</text:span></text:p>
          <text:p text:style-name="P2"><text:span text:style-name="T3">load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7" draw:layer="layout" svg:width="5.846cm" svg:height="1.244cm" svg:x="3.442cm" svg:y="14.191cm">
          <text:p text:style-name="P2"><text:span text:style-name="T1">Load object</text:span></text:p>
          <text:p text:style-name="P2"><text:span text:style-name="T1">info from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75cm" svg:y1="7.35cm" svg:x2="6.375cm" svg:y2="8.385cm" draw:start-shape="id1" draw:start-glue-point="2" draw:end-shape="id2" draw:end-glue-point="0" svg:d="m6375 7350v1035">
          <text:p text:style-name="P8"/>
        </draw:connector>
        <draw:connector draw:style-name="gr5" draw:text-style-name="P1" draw:layer="layout" svg:x1="9.288cm" svg:y1="11.465cm" svg:x2="12.279cm" svg:y2="11.486cm" draw:start-shape="id3" draw:end-shape="id4" draw:end-glue-point="3" svg:d="m9288 11465h1496v21h1495">
          <text:p text:style-name="P8"/>
        </draw:connector>
        <draw:frame draw:style-name="gr6" draw:text-style-name="P5" draw:layer="layout" svg:width="5.08cm" svg:height="0.962cm" svg:x="8.255cm" svg:y="2.14cm">
          <draw:text-box>
            <text:p text:style-name="P2"><text:span text:style-name="T5">Load settings:</text:span></text:p>
          </draw:text-box>
        </draw:frame>
        <draw:custom-shape draw:style-name="gr7" draw:text-style-name="P3" draw:id="id5" draw:layer="layout" svg:width="5.846cm" svg:height="1.27cm" svg:x="3.442cm" svg:y="16.905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9.288cm" svg:y1="17.54cm" svg:x2="9.288cm" svg:y2="17.54cm" draw:start-shape="id5" draw:end-shape="id5" svg:d="m9288 17540">
          <text:p text:style-name="P8"/>
        </draw:connector>
        <draw:connector draw:style-name="gr5" draw:text-style-name="P1" draw:layer="layout" svg:x1="9.288cm" svg:y1="17.54cm" svg:x2="12.257cm" svg:y2="17.554cm" draw:start-shape="id5" draw:end-shape="id6" draw:end-glue-point="3" svg:d="m9288 17540h1485v14h1484">
          <text:p text:style-name="P8"/>
        </draw:connector>
        <draw:frame draw:style-name="gr6" draw:text-style-name="P7" draw:layer="layout" svg:width="3.81cm" svg:height="0.962cm" svg:x="4.37cm" svg:y="4.745cm">
          <draw:text-box>
            <text:p text:style-name="P6"><text:span text:style-name="T6">Core</text:span></text:p>
          </draw:text-box>
        </draw:frame>
        <draw:frame draw:style-name="gr6" draw:text-style-name="P7" draw:layer="layout" svg:width="3.81cm" svg:height="0.962cm" svg:x="13.44cm" svg:y="4.71cm">
          <draw:text-box>
            <text:p text:style-name="P6"><text:span text:style-name="T6">Plugins</text:span></text:p>
          </draw:text-box>
        </draw:frame>
        <draw:custom-shape draw:style-name="gr7" draw:text-style-name="P3" draw:id="id3" draw:layer="layout" svg:width="5.846cm" svg:height="1.27cm" svg:x="3.442cm" svg:y="10.83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75cm" svg:y1="9.655cm" svg:x2="6.365cm" svg:y2="10.83cm" draw:start-shape="id2" draw:start-glue-point="2" draw:end-shape="id3" draw:end-glue-point="0" svg:d="m6375 9655v588h-10v587">
          <text:p text:style-name="P8"/>
        </draw:connector>
        <draw:connector draw:style-name="gr5" draw:text-style-name="P1" draw:layer="layout" svg:x1="6.365cm" svg:y1="12.1cm" svg:x2="6.365cm" svg:y2="14.191cm" draw:start-shape="id3" draw:start-glue-point="2" draw:end-shape="id7" svg:d="m6365 12100v2091">
          <text:p text:style-name="P8"/>
        </draw:connector>
        <draw:connector draw:style-name="gr5" draw:text-style-name="P1" draw:layer="layout" svg:x1="6.364cm" svg:y1="15.435cm" svg:x2="6.365cm" svg:y2="16.905cm" draw:start-shape="id7" draw:start-glue-point="6" draw:end-shape="id5" draw:end-glue-point="0" svg:d="m6364 15435v736h1v734">
          <text:p text:style-name="P8"/>
        </draw:connector>
        <draw:custom-shape draw:style-name="gr7" draw:text-style-name="P3" draw:id="id8" draw:layer="layout" svg:width="5.846cm" svg:height="1.27cm" svg:x="3.44cm" svg:y="20.694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6.365cm" svg:y1="18.175cm" svg:x2="6.363cm" svg:y2="20.694cm" draw:start-shape="id5" draw:start-glue-point="2" draw:end-shape="id8" draw:end-glue-point="0" svg:d="m6365 18175v1260h-2v1259">
          <text:p text:style-name="P8"/>
        </draw:connector>
        <draw:custom-shape draw:style-name="gr4" draw:text-style-name="P4" draw:id="id9" draw:layer="layout" svg:width="6.015cm" svg:height="2.967cm" svg:x="12.258cm" svg:y="19.85cm">
          <text:p text:style-name="P2"><text:span text:style-name="T2">Load global</text:span></text:p>
          <text:p text:style-name="P2"><text:span text:style-name="T2">plugin settings from ini</text:span></text:p>
          <text:p text:style-name="P2"><text:span text:style-name="T3"/></text:p>
          <text:p text:style-name="P2"><text:span text:style-name="T3">INIInterface::</text:span></text:p>
          <text:p text:style-name="P2"><text:span text:style-name="T3">loadIniFileOptionsLas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9.286cm" svg:y1="21.329cm" svg:x2="12.258cm" svg:y2="21.333cm" draw:start-shape="id8" draw:start-glue-point="1" draw:end-shape="id9" svg:d="m9286 21329h1486v4h1486">
          <text:p text:style-name="P8"/>
        </draw:connector>
        <draw:connector draw:style-name="gr8" draw:text-style-name="P1" draw:layer="layout" svg:x1="6.363cm" svg:y1="21.964cm" svg:x2="6.381cm" svg:y2="24.186cm" draw:start-shape="id8" draw:start-glue-point="2" svg:d="m6363 21964v1362h18v860">
          <text:p text:style-name="P8"/>
        </draw:connector>
        <draw:frame draw:style-name="gr9" draw:text-style-name="P9" draw:layer="layout" svg:width="2.915cm" svg:height="0.806cm" draw:transform="rotate (1.5707963267946) translate (2.37cm 17.71cm)">
          <draw:text-box>
            <text:p text:style-name="P8"><text:span text:style-name="T2">Per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4:36:59</meta:creation-date>
    <dc:date>2009-02-04T10:55:30</dc:date>
    <meta:editing-cycles>8</meta:editing-cycles>
    <meta:editing-duration>PT21M30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